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paragraph-rsid="0019783c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paragraph-rsid="001ae70c"/>
    </style:style>
    <style:style style:name="P4" style:family="paragraph" style:parent-style-name="Standard">
      <style:paragraph-properties fo:margin-top="0.199cm" fo:margin-bottom="0.199cm" fo:text-align="center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196f"/>
    </style:style>
    <style:style style:name="T3" style:family="text">
      <style:text-properties fo:language="en" fo:country="US" officeooo:rsid="001ae70c"/>
    </style:style>
    <style:style style:name="T4" style:family="text">
      <style:text-properties officeooo:rsid="0018196f"/>
    </style:style>
    <style:style style:name="T5" style:family="text">
      <style:text-properties officeooo:rsid="001ae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братная связь специалисту по качеству программного обеспечения Анкиловой Галине.</text:p>
      <text:p text:style-name="P1">Анкилова Галина — опытный специалист-тестировщик программного обеспечения. Придя в компанию без опыта работы, <text:span text:style-name="T5">за год работы </text:span>Галина выросла до специалиста по нагрузочному тестированию. Галина выполнила большой объём работ по созданию скриптов нагрузочного тестирования на проекте ТСС, контроля производительности ТСС портала. Практически самостоятельно освоив <text:span text:style-name="T1">Apache J-meter, </text:span>Галина успешно применяет его не только как инструмент нагрузочного, но и как инструмент функционального тестирования. Используя <text:span text:style-name="T1">J-meter </text:span>Галина автоматизировала ряд скриптов функционального тестирования, что позволяет экономить время на выполнении рутинных операций ручного тестирования. Галина обладает навыками программирования. Это позволило ей написать специализированный <text:span text:style-name="T1">sampler </text:span>для <text:span text:style-name="T1">J-meter, </text:span>что сделало возможным использовать <text:span text:style-name="T1">Apache J-meter </text:span>для тестирования <text:span text:style-name="T1">ftp </text:span>сервера <text:span text:style-name="T1">TCC </text:span>портала. <text:span text:style-name="T4">Галина принимает активное участие в регрессионном тестировании, выполняя каждый раз большой объём работ. Квалификация Галины позволяет ей браться за тестирование сложных задач проекта ТСС. При тестировании Галина умело использует </text:span><text:span text:style-name="T2">J-meter, </text:span><text:span text:style-name="T4">осуществляя контроль производительности тестируемого функционала.</text:span></text:p>
      <text:p text:style-name="P2"><text:span text:style-name="T4">Помимо работы на базовом проекте ТСС, Галина выполняет работы по тестированию на таких проектах как </text:span><text:span text:style-name="T2">Goran, EMGS, ISSART Team, ITForum. </text:span><text:span text:style-name="T4">На всех проектах Галина выполняет качественное тестирование. Стоит отметить, что Галина приняла самое активное участие в тестировании </text:span><text:span text:style-name="T2">ISSART Team, </text:span><text:span text:style-name="T4">внеся ряд существенных предложений по улучшению качества продукта.</text:span></text:p>
      <text:p text:style-name="P3"><text:span text:style-name="T5">Галина пользуется любыми возможностями для профессионального роста. Помимо самостоятельного обучения, Галина посещает семинары. Недавно пройденный курс программирования на </text:span><text:span text:style-name="T3">Groovy, </text:span><text:span text:style-name="T5">позволит Гале создавать тестовые приложения для проверки </text:span><text:span text:style-name="T3">application services </text:span><text:span text:style-name="T5">портала, что несомненно скажется на качестве ТСС.</text:span></text:p>
      <text:p text:style-name="P2"><text:span text:style-name="T4">Галина исполнительный сотрудник. Все поручения выполняет точно и в сро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25T08:32:37.45</meta:creation-date>
    <dc:date>2013-06-25T10:36:36.71</dc:date>
    <meta:editing-duration>PT00H22M01S</meta:editing-duration>
    <meta:editing-cycles>3</meta:editing-cycles>
    <meta:generator>OpenOffice.org/3.2$Win32 OpenOffice.org_project/320m19$Build-9505</meta:generator>
    <meta:document-statistic meta:table-count="0" meta:image-count="0" meta:object-count="0" meta:page-count="1" meta:paragraph-count="5" meta:word-count="238" meta:character-count="1975"/>
  </office:meta>
</office:document-meta>
</file>